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3483c1" officeooo:paragraph-rsid="003483c1"/>
    </style:style>
    <style:style style:name="P2" style:family="paragraph" style:parent-style-name="Standard">
      <style:text-properties officeooo:rsid="00392166" officeooo:paragraph-rsid="00392166"/>
    </style:style>
    <style:style style:name="P3" style:family="paragraph" style:parent-style-name="Standard">
      <style:text-properties officeooo:rsid="000a99e4"/>
    </style:style>
    <style:style style:name="P4" style:family="paragraph" style:parent-style-name="Titre4">
      <style:text-properties style:font-name="Arial" fo:font-size="11.8999996185303pt" fo:font-style="italic" fo:font-weight="bold" officeooo:rsid="003483c1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5" style:family="paragraph" style:parent-style-name="Titre4">
      <style:text-properties style:font-name="Arial" fo:font-size="11.8999996185303pt" fo:font-style="italic" fo:font-weight="bold" officeooo:rsid="00397250" officeooo:paragraph-rsid="00397250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6" style:family="paragraph" style:parent-style-name="Titre4" style:list-style-name="L2">
      <style:text-properties officeooo:paragraph-rsid="00397250"/>
    </style:style>
    <style:style style:name="P7" style:family="paragraph" style:parent-style-name="Titre4" style:list-style-name="L2">
      <style:text-properties style:font-name="Times New Roman" fo:font-size="12pt" fo:font-style="normal" fo:font-weight="normal" officeooo:rsid="00397250" officeooo:paragraph-rsid="00397250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8" style:family="paragraph" style:parent-style-name="Titre4" style:list-style-name="L2">
      <style:text-properties style:font-name="Times New Roman" fo:font-size="12pt" fo:font-style="normal" fo:font-weight="normal" officeooo:rsid="003b042f" officeooo:paragraph-rsid="003b042f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9" style:family="paragraph" style:parent-style-name="Standard" style:list-style-name="L1">
      <style:text-properties officeooo:rsid="003483c1" officeooo:paragraph-rsid="003483c1"/>
    </style:style>
    <style:style style:name="T1" style:family="text">
      <style:text-properties officeooo:rsid="00321c3b"/>
    </style:style>
    <style:style style:name="T2" style:family="text">
      <style:text-properties officeooo:rsid="0035e9e8"/>
    </style:style>
    <style:style style:name="T3" style:family="text">
      <style:text-properties style:font-name="Arial" fo:font-size="16.1000003814697pt" fo:font-style="italic" fo:font-weight="bold" officeooo:rsid="00397250" style:font-name-asian="WenQuanYi Micro Hei" style:font-size-asian="16.1000003814697pt" style:font-style-asian="italic" style:font-weight-asian="bold" style:font-name-complex="Lohit Hindi1" style:font-size-complex="16.1000003814697pt" style:font-style-complex="italic" style:font-weight-complex="bold"/>
    </style:style>
    <style:style style:name="T4" style:family="text">
      <style:text-properties style:font-name="Times New Roman" fo:font-size="12pt" fo:font-style="normal" fo:font-weight="normal" officeooo:rsid="00397250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fo:font-weight="normal" officeooo:rsid="003accf9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T6" style:family="text">
      <style:text-properties officeooo:rsid="003d2336"/>
    </style:style>
    <style:style style:name="T7" style:family="text">
      <style:text-properties officeooo:rsid="003e1e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13</text:span> : <text:span text:style-name="T3">Exploitation</text:span></text:h>
      <text:p text:style-name="P3"/>
      <text:p text:style-name="P4"><text:span text:style-name="T7">13.1 </text:span>Monitoring </text:p>
      <text:list xml:id="list3385988844595672447" text:style-name="L1">
        <text:list-item>
          <text:p text:style-name="P9">Utiliser l<text:span text:style-name="T2">es </text:span>API<text:span text:style-name="T2">s</text:span> de monitoring d'ELS</text:p>
        </text:list-item>
        <text:list-item>
          <text:p text:style-name="P9"><text:span text:style-name="T6">Sans redémarrer le serveur, a</text:span>ugmenter le niveau de log à DEBUG</text:p>
        </text:list-item>
        <text:list-item>
          <text:p text:style-name="P9">Activer le slowlog <text:span text:style-name="T6">et effectuer des requêtes provoquant des écritures dans le fichier</text:span></text:p>
        </text:list-item>
      </text:list>
      <text:p text:style-name="P2"/>
      <text:p text:style-name="P1"/>
      <text:p text:style-name="P5"><text:span text:style-name="T7">13.2 </text:span>Exploitation</text:p>
      <text:list xml:id="list8598218724595761588" text:style-name="L2">
        <text:list-item>
          <text:p text:style-name="P7">Désactiver la suppression d’index par wildcards</text:p>
        </text:list-item>
        <text:list-item>
          <text:p text:style-name="P7">Effectuer un backup d’index puis restore</text:p>
        </text:list-item>
        <text:list-item>
          <text:p text:style-name="P8">Créer des alias d’index</text:p>
        </text:list-item>
        <text:list-item>
          <text:p text:style-name="P6"><text:span text:style-name="T4">Réindexation </text:span><text:span text:style-name="T5">d’un index existant vers un autre index avec un nombre de shards différen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" style:family="paragraph" style:parent-style-name="Text_20_body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8-21T21:59:38.668558326</dc:date>
    <meta:editing-duration>PT3H33M59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4" meta:character-count="441" meta:non-whitespace-character-count="383"/>
  </office:meta>
</office:document-meta>
</file>